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ecDocMaker.numUnique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cDocMaker.read( String prefix , StringBuffer sb , boolean collectMatchLine , boolean collectA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recDoc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recDocMaker.getNextDocDat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recDocMaker.parseDate( String date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ecDocMaker.setConfig( 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recDocMaker.closeInpu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recDocMaker.getDateFormat(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recDocMaker.openNextFil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